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90000021F9B9995F07DC4A32B.png" manifest:media-type="image/png"/>
  <manifest:file-entry manifest:full-path="Pictures/10000001000002690000021FCF31057229D37155.png" manifest:media-type="image/png"/>
  <manifest:file-entry manifest:full-path="Pictures/10000000000004B0000004209169A768B7F49CD7.png" manifest:media-type="image/png"/>
  <manifest:file-entry manifest:full-path="Pictures/10000001000002690000021F65C731E0BF045D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2.225cm, 0cm, 5.883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8.79cm" svg:x="2.1cm" svg:y="6.105cm">
          <draw:image xlink:href="Pictures/10000001000002690000021FCF31057229D37155.png" xlink:type="simple" xlink:show="embed" xlink:actuate="onLoad" draw:mime-type="image/png">
            <text:p/>
          </draw:image>
        </draw:frame>
        <draw:frame draw:style-name="gr1" draw:text-style-name="P1" draw:layer="layout" svg:width="11cm" svg:height="9.68cm" svg:x="15.1cm" svg:y="0cm">
          <draw:image xlink:href="Pictures/10000001000002690000021F9B9995F07DC4A32B.png" xlink:type="simple" xlink:show="embed" xlink:actuate="onLoad" draw:mime-type="image/png">
            <text:p/>
          </draw:image>
        </draw:frame>
        <draw:frame draw:style-name="gr1" draw:text-style-name="P1" draw:layer="layout" svg:width="11cm" svg:height="9.68cm" svg:x="15.1cm" svg:y="11.32cm">
          <draw:image xlink:href="Pictures/10000001000002690000021F65C731E0BF045D25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frame draw:style-name="gr2" draw:text-style-name="P1" draw:layer="layout" svg:width="21.59cm" svg:height="6.685cm" svg:x="4.055cm" svg:y="7.158cm">
          <draw:image xlink:href="Pictures/10000000000004B0000004209169A768B7F49CD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2-09-20T15:00:56.141000000</meta:creation-date>
    <dc:date>2022-09-20T15:13:03.641000000</dc:date>
    <dc:creator>Victor Van der Meersch</dc:creator>
    <meta:editing-duration>PT12M7S</meta:editing-duration>
    <meta:editing-cycles>2</meta:editing-cycles>
    <meta:generator>LibreOffice/7.2.4.1$Windows_X86_64 LibreOffice_project/27d75539669ac387bb498e35313b970b7fe9c4f9</meta:generator>
    <meta:document-statistic meta:object-count="4"/>
  </office:meta>
</office:document-meta>
</file>